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; Stückliste=C:\Users\Malte\Documents\GitHub\ZyklenAutomatik\Target3001\Zyklenautomatik_PCB_Mega2560_Pins_shield_muck.T3001</text:p>
          </table:table-cell>
          <table:table-cell table:number-columns-repeated="6"/>
        </table:table-row>
        <table:table-row table:style-name="ro1">
          <table:table-cell office:value-type="string">
            <text:p>; Datum=16.Dezember.2013 <text:s/>14:20</text:p>
          </table:table-cell>
          <table:table-cell table:number-columns-repeated="6"/>
        </table:table-row>
        <table:table-row table:style-name="ro1">
          <table:table-cell office:value-type="string">
            <text:p>; Variante=AllVars</text:p>
          </table:table-cell>
          <table:table-cell table:number-columns-repeated="6"/>
        </table:table-row>
        <table:table-row table:style-name="ro2">
          <table:table-cell office:value-type="string">
            <text:p>; Platine=&lt;alle Bauteile&gt;</text:p>
          </table:table-cell>
          <table:table-cell table:number-columns-repeated="4"/>
          <table:table-cell office:value-type="string">
            <text:p>R = Reichelt</text:p>
          </table:table-cell>
          <table:table-cell/>
        </table:table-row>
        <table:table-row table:style-name="ro2">
          <table:table-cell office:value-type="string">
            <text:p>; Autor= Malte Knaust</text:p>
          </table:table-cell>
          <table:table-cell table:number-columns-repeated="4"/>
          <table:table-cell office:value-type="string">
            <text:p>C = Conrad</text:p>
          </table:table-cell>
          <table:table-cell/>
        </table:table-row>
        <table:table-row table:style-name="ro1">
          <table:table-cell office:value-type="string">
            <text:p>;</text:p>
          </table:table-cell>
          <table:table-cell table:number-columns-repeated="6"/>
        </table:table-row>
        <table:table-row table:style-name="ro1">
          <table:table-cell office:value-type="string">
            <text:p>Pos</text:p>
          </table:table-cell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Wert</text:p>
          </table:table-cell>
          <table:table-cell office:value-type="string">
            <text:p>Gehäuse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AL1</text:p>
          </table:table-cell>
          <table:table-cell office:value-type="string">
            <text:p>Tweeter</text:p>
          </table:table-cell>
          <table:table-cell office:value-type="string">
            <text:p>D12R7,62</text:p>
          </table:table-cell>
          <table:table-cell office:value-type="string">
            <text:p>Summer 5V</text:p>
          </table:table-cell>
          <table:table-cell/>
        </table:table-row>
        <table:table-row table:style-name="ro2"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1,C2,C3,C4</text:p>
          </table:table-cell>
          <table:table-cell office:value-type="string">
            <text:p>100nF</text:p>
          </table:table-cell>
          <table:table-cell office:value-type="string">
            <text:p>0805</text:p>
          </table:table-cell>
          <table:table-cell office:value-type="string">
            <text:p>ebay/C</text:p>
          </table:table-cell>
          <table:table-cell/>
        </table:table-row>
        <table:table-row table:style-name="ro2"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9,C10</text:p>
          </table:table-cell>
          <table:table-cell office:value-type="string">
            <text:p>47nF</text:p>
          </table:table-cell>
          <table:table-cell office:value-type="string">
            <text:p>0805</text:p>
          </table:table-cell>
          <table:table-cell office:value-type="string">
            <text:p>ebay/C</text:p>
          </table:table-cell>
          <table:table-cell/>
        </table:table-row>
        <table:table-row table:style-name="ro1">
          <table:table-cell table:number-columns-repeated="2" office:value-type="string">
            <text:p>4</text:p>
          </table:table-cell>
          <table:table-cell office:value-type="string">
            <text:p>D1,D2,D3,D4</text:p>
          </table:table-cell>
          <table:table-cell office:value-type="string">
            <text:p>HLMA-KL00</text:p>
          </table:table-cell>
          <table:table-cell office:value-type="string">
            <text:p>LED_3MM</text:p>
          </table:table-cell>
          <table:table-cell office:value-type="string">
            <text:p>Status LED</text:p>
          </table:table-cell>
          <table:table-cell/>
        </table:table-row>
        <table:table-row table:style-name="ro1"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D6,D7,D8</text:p>
          </table:table-cell>
          <table:table-cell office:value-type="string">
            <text:p>KP-2012MBC</text:p>
          </table:table-cell>
          <table:table-cell office:value-type="string">
            <text:p>0805-D</text:p>
          </table:table-cell>
          <table:table-cell office:value-type="string">
            <text:p>SMD LED Output</text:p>
          </table:table-cell>
          <table:table-cell/>
        </table:table-row>
        <table:table-row table:style-name="ro1"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D_LED1</text:p>
          </table:table-cell>
          <table:table-cell office:value-type="string">
            <text:p>100</text:p>
          </table:table-cell>
          <table:table-cell office:value-type="string">
            <text:p>0805</text:p>
          </table:table-cell>
          <table:table-cell office:value-type="string">
            <text:p>LCD R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IC1</text:p>
          </table:table-cell>
          <table:table-cell office:value-type="string">
            <text:p>AM26LS32</text:p>
          </table:table-cell>
          <table:table-cell office:value-type="string">
            <text:p>DIL16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IC3</text:p>
          </table:table-cell>
          <table:table-cell office:value-type="string">
            <text:p>74HCT14</text:p>
          </table:table-cell>
          <table:table-cell office:value-type="string">
            <text:p>DIL14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IC4,IC5</text:p>
          </table:table-cell>
          <table:table-cell office:value-type="string">
            <text:p>HCPL-2630</text:p>
          </table:table-cell>
          <table:table-cell office:value-type="string">
            <text:p>DIL8</text:p>
          </table:table-cell>
          <table:table-cell office:value-type="string">
            <text:p>ebay/C</text:p>
          </table:table-cell>
          <table:table-cell/>
        </table:table-row>
        <table:table-row table:style-name="ro1"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5V || Ext.</text:p>
          </table:table-cell>
          <table:table-cell office:value-type="string">
            <text:p>Stiftleiste_1x02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Power</text:p>
          </table:table-cell>
          <table:table-cell office:value-type="string">
            <text:p>Stiftleiste_1x0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K2</text:p>
          </table:table-cell>
          <table:table-cell office:value-type="string">
            <text:p>Analog IN1</text:p>
          </table:table-cell>
          <table:table-cell office:value-type="string">
            <text:p>Stiftleiste_1x0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Analog IN2</text:p>
          </table:table-cell>
          <table:table-cell office:value-type="string">
            <text:p>Stiftleiste_1x08_G_2,54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Communication</text:p>
          </table:table-cell>
          <table:table-cell office:value-type="string">
            <text:p>Stiftleiste_1x0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K5</text:p>
          </table:table-cell>
          <table:table-cell office:value-type="string">
            <text:p>PWM1</text:p>
          </table:table-cell>
          <table:table-cell office:value-type="string">
            <text:p>Stiftleiste_1x0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K6</text:p>
          </table:table-cell>
          <table:table-cell office:value-type="string">
            <text:p>PWM2</text:p>
          </table:table-cell>
          <table:table-cell office:value-type="string">
            <text:p>Stiftleiste_1x10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K7</text:p>
          </table:table-cell>
          <table:table-cell office:value-type="string">
            <text:p>Digi1</text:p>
          </table:table-cell>
          <table:table-cell office:value-type="string">
            <text:p>Stiftleiste_1x1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K8</text:p>
          </table:table-cell>
          <table:table-cell office:value-type="string">
            <text:p>Digi2</text:p>
          </table:table-cell>
          <table:table-cell office:value-type="string">
            <text:p>Stiftleiste_1x18_G_2,54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K9</text:p>
          </table:table-cell>
          <table:table-cell office:value-type="string">
            <text:p>Display</text:p>
          </table:table-cell>
          <table:table-cell office:value-type="string">
            <text:p>Stiftleiste_1x20_G_2,54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K10</text:p>
          </table:table-cell>
          <table:table-cell office:value-type="string">
            <text:p>A,A'/B,B'/Z,Z'</text:p>
          </table:table-cell>
          <table:table-cell office:value-type="string">
            <text:p>Assmann_A-20042-LP/FS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K11</text:p>
          </table:table-cell>
          <table:table-cell office:value-type="string">
            <text:p>Motor + Status</text:p>
          </table:table-cell>
          <table:table-cell office:value-type="string">
            <text:p>Assmann_A-20042-LP/FS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K12</text:p>
          </table:table-cell>
          <table:table-cell office:value-type="string">
            <text:p>Encoder</text:p>
          </table:table-cell>
          <table:table-cell office:value-type="string">
            <text:p>Stiftleiste_2x03_G_2,54</text:p>
          </table:table-cell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K13</text:p>
          </table:table-cell>
          <table:table-cell office:value-type="string">
            <text:p>A/B/Z + Switch</text:p>
          </table:table-cell>
          <table:table-cell office:value-type="string">
            <text:p>Assmann_A-20042-LP/FS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Power D5</text:p>
          </table:table-cell>
          <table:table-cell office:value-type="string">
            <text:p>Power</text:p>
          </table:table-cell>
          <table:table-cell office:value-type="string">
            <text:p>LED_3MM</text:p>
          </table:table-cell>
          <table:table-cell office:value-type="string">
            <text:p>Power LED</text:p>
          </table:table-cell>
          <table:table-cell/>
        </table:table-row>
        <table:table-row table:style-name="ro1"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R1,R4,R5,R6,R8,R9,R10,R30,R31,R32,R34,R35,R36,R37,R38</text:p>
          </table:table-cell>
          <table:table-cell office:value-type="string">
            <text:p>330</text:p>
          </table:table-cell>
          <table:table-cell office:value-type="string">
            <text:p>0805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PT10LV</text:p>
          </table:table-cell>
          <table:table-cell office:value-type="string">
            <text:p>Poti 10gang 10K</text:p>
          </table:table-cell>
          <table:table-cell office:value-type="string">
            <text:p>Bitte den Post in der CNCECKE Beachten.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11</text:p>
          </table:table-cell>
          <table:table-cell office:value-type="string">
            <text:p>R3,R7,R11,R12,R13,R17,R18,R19,R20,R21,R22</text:p>
          </table:table-cell>
          <table:table-cell office:value-type="string">
            <text:p>10K</text:p>
          </table:table-cell>
          <table:table-cell office:value-type="string">
            <text:p>0805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14</text:p>
          </table:table-cell>
          <table:table-cell office:value-type="string">
            <text:p>4,7K</text:p>
          </table:table-cell>
          <table:table-cell office:value-type="string">
            <text:p>0805</text:p>
          </table:table-cell>
          <table:table-cell office:value-type="string">
            <text:p>R Transistor</text:p>
          </table:table-cell>
          <table:table-cell/>
        </table:table-row>
        <table:table-row table:style-name="ro1"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15,R16</text:p>
          </table:table-cell>
          <table:table-cell office:value-type="string">
            <text:p>100K</text:p>
          </table:table-cell>
          <table:table-cell office:value-type="string">
            <text:p>0805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eset S12</text:p>
          </table:table-cell>
          <table:table-cell office:value-type="string">
            <text:p>Reset</text:p>
          </table:table-cell>
          <table:table-cell office:value-type="string">
            <text:p>1254.1004 DRUCKTASTER</text:p>
          </table:table-cell>
          <table:table-cell office:value-type="string">
            <text:p>R</text:p>
          </table:table-cell>
          <table:table-cell office:value-type="string">
            <text:p>Bitte den Post in der CNCECKE Beachten.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10</text:p>
          </table:table-cell>
          <table:table-cell office:value-type="string">
            <text:p>S1,S2,S3,S4,S5,S6,S7,S8,S9,S10</text:p>
          </table:table-cell>
          <table:table-cell office:value-type="string">
            <text:p>1254.1004 DRUCKTASTER 4,3MM RUND</text:p>
          </table:table-cell>
          <table:table-cell office:value-type="string">
            <text:p>1254.1004 DRUCKTASTER</text:p>
          </table:table-cell>
          <table:table-cell office:value-type="string">
            <text:p>R</text:p>
          </table:table-cell>
          <table:table-cell office:value-type="string">
            <text:p>Bitte den Post in der CNCECKE Beachten.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11</text:p>
          </table:table-cell>
          <table:table-cell office:value-type="string">
            <text:p>EC11Exxx44xx</text:p>
          </table:table-cell>
          <table:table-cell office:value-type="string">
            <text:p>EC11EXXX44XX</text:p>
          </table:table-cell>
          <table:table-cell office:value-type="string">
            <text:p>ebay/C</text:p>
          </table:table-cell>
          <table:table-cell/>
        </table:table-row>
        <table:table-row table:style-name="ro1"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/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Buchsenleiste_1x20_G_2,54</text:p>
          </table:table-cell>
          <table:table-cell table:style-name="ce1" office:value-type="string">
            <text:p>Für Display zum Stecken 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Jumper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21.01.2014</text:date>, <text:time>09:0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1T09:02:30.66</dc:date>
    <meta:document-statistic meta:table-count="1" meta:cell-count="218" meta:object-count="0"/>
    <meta:generator>OpenOffice/4.0.0$Win32 OpenOffice.org_project/400m3$Build-9702</meta:generator>
  </office:meta>
</office:document-meta>
</file>